
<file path=META-INF/manifest.xml><?xml version="1.0" encoding="utf-8"?>
<manifest:manifest xmlns:manifest="urn:oasis:names:tc:opendocument:xmlns:manifest:1.0">
  <manifest:file-entry manifest:full-path="Object 1/" manifest:media-type="application/vnd.oasis.opendocument.chart"/>
  <manifest:file-entry manifest:full-path="/" manifest:media-type="application/vnd.oasis.opendocument.spreadsheet"/>
  <manifest:file-entry manifest:full-path="Object 1/styles.xml" manifest:media-type="text/xml"/>
  <manifest:file-entry manifest:full-path="Object 1/content.xml" manifest:media-type="text/xml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 style:vertical-align="automatic"/>
    </style:style>
    <style:style style:name="ce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end" fo:margin-right="0cm"/>
    </style:style>
    <style:style style:name="ce5" style:family="table-cell" style:parent-style-name="Default" style:data-style-name="N0">
      <style:table-cell-properties style:vertical-align="automatic"/>
    </style:style>
    <style:style style:name="ce6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</style:style>
    <style:style style:name="ce7" style:family="table-cell" style:parent-style-name="Default" style:data-style-name="N36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</style:style>
    <style:style style:name="ce9" style:family="table-cell" style:parent-style-name="Default" style:data-style-name="N13">
      <style:table-cell-properties fo:border-top="none" fo:border-bottom="thin solid #000000" fo:border-left="thin solid #000000" fo:border-right="none" style:vertical-align="automatic" style:repeat-content="false"/>
      <style:paragraph-properties fo:text-align="end" fo:margin-right="0cm"/>
    </style:style>
    <style:style style:name="ce10" style:family="table-cell" style:parent-style-name="Default" style:data-style-name="N0">
      <style:table-cell-properties fo:border-top="thin solid #000000" fo:border-bottom="none" fo:border-left="none" fo:border-right="none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</style:style>
    <style:style style:name="ce13" style:family="table-cell" style:parent-style-name="Default" style:data-style-name="N13">
      <style:table-cell-properties fo:border-top="thin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28083333333333cm" style:use-optimal-column-width="true"/>
    </style:style>
    <style:style style:name="co2" style:family="table-column">
      <style:table-column-properties fo:break-before="auto" style:column-width="3.730625cm" style:use-optimal-column-width="true"/>
    </style:style>
    <style:style style:name="co3" style:family="table-column">
      <style:table-column-properties fo:break-before="auto" style:column-width="4.048125cm" style:use-optimal-column-width="true"/>
    </style:style>
    <style:style style:name="co4" style:family="table-column">
      <style:table-column-properties fo:break-before="auto" style:column-width="4.57729166666667cm" style:use-optimal-column-width="true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false"/>
      <table:table table:name="Plan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number-columns-spanned="4" table:number-rows-spanned="1" table:style-name="ce12">
            <text:p>Tabela 4 - Distribuição do tempo de execução de soluções em Java para um problema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office:value-type="string" table:style-name="ce2">
            <text:p>Tempo máximo (s)</text:p>
          </table:table-cell>
          <table:table-cell office:value-type="string" table:style-name="ce3">
            <text:p>Contagem de tempos</text:p>
          </table:table-cell>
          <table:table-cell office:value-type="string" table:style-name="ce4">
            <text:p>Frequência relativa (%)</text:p>
          </table:table-cell>
          <table:table-cell office:value-type="string" table:style-name="ce4">
            <text:p>Frequência acumulada (%)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0 - 0.064</text:p>
          </table:table-cell>
          <table:table-cell office:value-type="float" office:value="63" table:style-name="ce6">
            <text:p>63</text:p>
          </table:table-cell>
          <table:table-cell office:value-type="percentage" office:value="0.22261484098939929" table:formula="msoxl:=B3/283" table:style-name="ce7">
            <text:p>22.2615%</text:p>
          </table:table-cell>
          <table:table-cell office:value-type="percentage" office:value="0.22261484098939929" table:formula="msoxl:=C3" table:style-name="ce7">
            <text:p>22.2615%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0.064 - 0.1705</text:p>
          </table:table-cell>
          <table:table-cell office:value-type="float" office:value="81" table:style-name="ce6">
            <text:p>81</text:p>
          </table:table-cell>
          <table:table-cell office:value-type="percentage" office:value="0.28621908127208479" table:formula="msoxl:=B4/283" table:style-name="ce7">
            <text:p>28.6219%</text:p>
          </table:table-cell>
          <table:table-cell office:value-type="percentage" office:value="0.50883392226148405" table:formula="msoxl:=SUM(C4,D3)" table:style-name="ce7">
            <text:p>50.8834%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0.1705 - 0.277</text:p>
          </table:table-cell>
          <table:table-cell office:value-type="float" office:value="94" table:style-name="ce6">
            <text:p>94</text:p>
          </table:table-cell>
          <table:table-cell office:value-type="percentage" office:value="0.33215547703180209" table:formula="msoxl:=B5/283" table:style-name="ce7">
            <text:p>33.2155%</text:p>
          </table:table-cell>
          <table:table-cell office:value-type="percentage" office:value="0.8409893992932862" table:formula="msoxl:=SUM(C5,D4)" table:style-name="ce7">
            <text:p>84.0989%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0.277 - 0.3835</text:p>
          </table:table-cell>
          <table:table-cell office:value-type="float" office:value="32" table:style-name="ce6">
            <text:p>32</text:p>
          </table:table-cell>
          <table:table-cell office:value-type="percentage" office:value="0.11307420494699646" table:formula="msoxl:=B6/283" table:style-name="ce7">
            <text:p>11.3074%</text:p>
          </table:table-cell>
          <table:table-cell office:value-type="percentage" office:value="0.95406360424028269" table:formula="msoxl:=SUM(C6,D5)" table:style-name="ce7">
            <text:p>95.4064%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0.3835 - 0.49</text:p>
          </table:table-cell>
          <table:table-cell office:value-type="float" office:value="10" table:style-name="ce6">
            <text:p>10</text:p>
          </table:table-cell>
          <table:table-cell office:value-type="percentage" office:value="3.5335689045936397E-2" table:formula="msoxl:=B7/283" table:style-name="ce7">
            <text:p>3.5336%</text:p>
          </table:table-cell>
          <table:table-cell office:value-type="percentage" office:value="0.98939929328621912" table:formula="msoxl:=SUM(C7,D6)" table:style-name="ce7">
            <text:p>98.9399%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0.49 - 0.5965</text:p>
          </table:table-cell>
          <table:table-cell office:value-type="float" office:value="2" table:style-name="ce6">
            <text:p>2</text:p>
          </table:table-cell>
          <table:table-cell office:value-type="percentage" office:value="7.0671378091872791E-3" table:formula="msoxl:=B8/283" table:style-name="ce7">
            <text:p>0.7067%</text:p>
          </table:table-cell>
          <table:table-cell office:value-type="percentage" office:value="0.99646643109540645" table:formula="msoxl:=SUM(C8,D7)" table:style-name="ce7">
            <text:p>99.6466%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0.5965 - 0.916</text:p>
          </table:table-cell>
          <table:table-cell office:value-type="float" office:value="1" table:style-name="ce6">
            <text:p>1</text:p>
          </table:table-cell>
          <table:table-cell office:value-type="percentage" office:value="3.5335689045936395E-3" table:formula="msoxl:=B9/283" table:style-name="ce8">
            <text:p>0.3534%</text:p>
          </table:table-cell>
          <table:table-cell office:value-type="percentage" office:value="1" table:formula="msoxl:=SUM(C9,D8)" table:style-name="ce9">
            <text:p>100%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Total</text:p>
          </table:table-cell>
          <table:table-cell office:value-type="float" office:value="283" table:formula="msoxl:=SUM(B3:B9)" table:style-name="ce11">
            <text:p>283</text:p>
          </table:table-cell>
          <table:table-cell office:value-type="percentage" office:value="1" table:formula="msoxl:=SUM(C3:C9)" table:style-name="ce13">
            <text:p>100%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>
            <draw:frame xmlns:presentation="urn:oasis:names:tc:opendocument:xmlns:presentation:1.0" draw:z-index="1" draw:id="id0" draw:style-name="a0" draw:name="Gráfico 5" svg:x="0.02083in" svg:y="0.17708in" svg:width="8.60417in" svg:height="4.04292in" style:rel-width="scale" style:rel-height="scale">
              <draw:object xlink:href="Object 1/" xlink:type="simple" xlink:show="embed" xlink:actuate="onLoad"/>
              <svg:desc/>
            </draw:frame>
          </table:table-cell>
          <table:table-cell table:number-columns-repeated="16383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36">
      <number:number number:decimal-places="4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Charizard</meta:initial-creator>
    <dc:creator>Charizard</dc:creator>
    <meta:creation-date>2016-09-14T03:22:59Z</meta:creation-date>
    <dc:date>2016-09-14T04:42:23Z</dc:date>
    <meta:print-date>2016-09-14T04:42:03Z</meta:print-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style:style style:family="chart" style:name="GMa0">
      <style:graphic-properties draw:fill="none" draw:stroke="solid" svg:stroke-width="0.01042in" svg:stroke-color="#868686" svg:stroke-opacity="100%" draw:stroke-linejoin="round"/>
    </style:style>
    <style:style style:family="chart" style:name="G1S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be4b48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 style:data-style-name="N4">
      <style:chart-properties chart:symbol-type="none" chart:vertical="false" chart:connect-bars="false" chart:solid-type="cuboid" chart:stacked="false" chart:percentage="false" chart:link-data-style-to-source="false" chart:data-label-number="non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91.0900787401575pt" svg:width="619.50031496063pt" chart:style-name="Crt0">
        <chart:title chart:style-name="CT00">
          <text:p text:style-name="a0" text:class-names="" text:cond-style-name="">Distribuição do tempo de execução de soluções em Java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Número de soluçõe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empo máximo</text:p>
            </chart:title>
            <chart:categories table:cell-range-address="Plan1.$A$3:.$A$9"/>
          </chart:axis>
          <chart:series chart:label-cell-address="Plan1.$B$2" chart:values-cell-range-address="Plan1.$B$3:.$B$9" chart:class="chart:bar" chart:attached-axis="primary-y" chart:style-name="G0S0">
            <chart:data-point chart:repeated="7"/>
          </chart:series>
          <chart:series chart:label-cell-address="Plan1.$B$2" chart:values-cell-range-address="Plan1.$B$3:.$B$9" chart:class="chart:line" chart:attached-axis="primary-y" chart:style-name="G1S0">
            <chart:data-point chart:repeated="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